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5">
      <style:text-properties fo:font-weight="bold" style:font-weight-asian="bold" style:font-weight-complex="bold"/>
    </style:style>
    <style:style style:name="P10" style:family="paragraph" style:parent-style-name="Standard" style:list-style-name="L5">
      <style:text-properties fo:font-weight="normal" style:font-weight-asian="normal" style:font-weight-complex="normal"/>
    </style:style>
    <style:style style:name="P11" style:family="paragraph" style:parent-style-name="Standard" style:list-style-name="L6">
      <style:text-properties fo:font-weight="normal" style:font-weight-asian="normal" style:font-weight-complex="normal"/>
    </style:style>
    <style:style style:name="P12" style:family="paragraph" style:parent-style-name="Standard" style:list-style-name="L6">
      <style:text-properties style:text-underline-style="none" fo:font-weight="bold" style:font-weight-asian="bold" style:font-weight-complex="bold"/>
    </style:style>
    <style:style style:name="P13" style:family="paragraph" style:parent-style-name="Standard" style:list-style-name="L6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587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85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397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5.667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37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07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9.477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47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17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Introduction</text:h>
      <text:p text:style-name="Standard"/>
      <text:p text:style-name="Standard"><text:s text:c="2"/>TermWareDot <text:s/>is a language library (including parser and printer) <text:s/>for <text:s/>term representation of graphs, which can be plugged into termware framework.</text:p>
      <text:p text:style-name="Standard"/>
      <text:h text:style-name="Heading_20_1" text:outline-level="1">Term representation of graphs.</text:h>
      <text:p text:style-name="Standard"/>
      <text:p text:style-name="Standard">Graph is represented as term:</text:p>
      <text:p text:style-name="Standard"><text:s text:c="2"/><text:span text:style-name="T1">dotGraph(strict, kind,id,[statements])</text:span></text:p>
      <text:p text:style-name="P1"><text:s text:c="3"/><text:span text:style-name="T2">where</text:span></text:p>
      <text:list text:style-name="L1">
        <text:list-item>
          <text:p text:style-name="P2"><text:span text:style-name="T1">strict</text:span> <text:s/>-- boolean value;</text:p>
        </text:list-item>
        <text:list-item>
          <text:p text:style-name="P2"><text:span text:style-name="T1">kind</text:span> – atom, one of <text:s/><text:span text:style-name="T1">digraph </text:span>or <text:span text:style-name="T1">graph</text:span>;</text:p>
        </text:list-item>
        <text:list-item>
          <text:p text:style-name="P2"><text:span text:style-name="T1">id</text:span> – name of graph.</text:p>
        </text:list-item>
        <text:list-item>
          <text:p text:style-name="P3">statements<text:span text:style-name="T2"> – list of <text:s/>graph statements, described below:</text:span></text:p>
        </text:list-item>
      </text:list>
      <text:p text:style-name="Standard"/>
      <text:p text:style-name="Standard">Statements is one of <text:s/>dotEdges, dotNode, dotAttrStmt, attrAssignment, dotSubgraph statements:</text:p>
      <text:p text:style-name="Standard"/>
      <text:p text:style-name="Standard">edge (or sequence of edges) is represented as term:</text:p>
      <text:p text:style-name="Standard"><text:s text:c="2"/><text:span text:style-name="T1">dotEdges([nodes],[attributes])</text:span></text:p>
      <text:p text:style-name="P4"><text:s text:c="2"/>where</text:p>
      <text:list text:style-name="L2">
        <text:list-item>
          <text:p text:style-name="P5"><text:span text:style-name="T1">nodes</text:span> <text:s/>-- <text:s/>list of <text:s/>nodes. <text:s/>(See <text:span text:style-name="T1">nodeId</text:span>)</text:p>
        </text:list-item>
        <text:list-item>
          <text:p text:style-name="P5"><text:span text:style-name="T1">attributes</text:span> – list of lists of attribute assignments. (See <text:s/><text:span text:style-name="T1">dotAttributeAssignment</text:span>)</text:p>
        </text:list-item>
      </text:list>
      <text:p text:style-name="Standard"/>
      <text:p text:style-name="Standard">node is represented as</text:p>
      <text:p text:style-name="Standard"><text:s text:c="2"/><text:span text:style-name="T1">dotNode(name,[attributes])</text:span></text:p>
      <text:list text:style-name="L3">
        <text:list-item>
          <text:p text:style-name="P6">where name – id of <text:s/>node,</text:p>
        </text:list-item>
        <text:list-item>
          <text:p text:style-name="P6"><text:span text:style-name="T1">attributes</text:span> – list of lists of attribute assignments. <text:s/></text:p>
        </text:list-item>
      </text:list>
      <text:p text:style-name="Standard"><text:s text:c="2"/></text:p>
      <text:p text:style-name="Standard">reference to node can be written as <text:bookmark-start text:name="DDE_LINK"/><text:span text:style-name="T1">nodeId(id,port(location,angle)</text:span><text:bookmark-end text:name="DDE_LINK"/><text:span text:style-name="T1">) </text:span><text:span text:style-name="T2">or just as </text:span><text:span text:style-name="T1">nodeId(id)</text:span><text:span text:style-name="T2"> when we refer to node without angles and locations. <text:s/>Also inline subgraph definition (</text:span><text:bookmark-start text:name="DDE_LINK1"/><text:span text:style-name="T1">dotSubgraph</text:span><text:bookmark-end text:name="DDE_LINK1"/><text:span text:style-name="T2">) can be</text:span></text:p>
      <text:p text:style-name="Standard"/>
      <text:p text:style-name="Standard"><text:s/><text:span text:style-name="T1"><text:s/>dotAttrStmt(kind,[attributes])</text:span></text:p>
      <text:list text:style-name="L4">
        <text:list-item>
          <text:p text:style-name="P7">kind<text:span text:style-name="T2"> <text:s/>-- atom, one of <text:s/></text:span><text:span text:style-name="T3">graph</text:span><text:span text:style-name="T2">, </text:span><text:span text:style-name="T3">node</text:span><text:span text:style-name="T2">, </text:span><text:span text:style-name="T3">edge ;</text:span></text:p>
        </text:list-item>
        <text:list-item>
          <text:p text:style-name="P8"><text:span text:style-name="T1">attributes</text:span> – list of list attribute assignments.</text:p>
        </text:list-item>
      </text:list>
      <text:p text:style-name="Standard"><text:s text:c="2"/></text:p>
      <text:p text:style-name="Standard"><text:s text:c="3"/><text:span text:style-name="T1">dotSubgraph(name,[statements])</text:span></text:p>
      <text:list text:style-name="L5">
        <text:list-item>
          <text:p text:style-name="P9">name –<text:span text:style-name="T2"> name of <text:s/>subgraph;</text:span></text:p>
        </text:list-item>
        <text:list-item>
          <text:p text:style-name="P10"><text:span text:style-name="T1">statements</text:span> – list of statements.</text:p>
        </text:list-item>
      </text:list>
      <text:p text:style-name="Standard"><text:s text:c="2"/></text:p>
      <text:p text:style-name="Standard"/>
      <text:p text:style-name="Standard">Also, labels with shape=record can be setted as dotRecord terms instead strings; term looks like <text:span text:style-name="T1">dotRecord([elements])</text:span><text:span text:style-name="T2">, where</text:span></text:p>
      <text:list text:style-name="L6">
        <text:list-item>
          <text:p text:style-name="P11">elements – list of elements, each from them is one of:</text:p>
          <text:list>
            <text:list-item>
              <text:p text:style-name="P12">string</text:p>
            </text:list-item>
            <text:list-item>
              <text:p text:style-name="P13">dotRecordV(docRecord()) </text:p>
            </text:list-item>
          </text:list>
        </text:list-item>
      </text:list>
      <text:p text:style-name="Standard"/>
      <text:p text:style-name="Standard"/>
      <text:h text:style-name="Heading_20_1" text:outline-level="1">Author</text:h>
      <text:p text:style-name="Standard"/>
      <text:p text:style-name="Standard"><text:s text:c="2"/>Ruslan Shevchenko &lt;<text:a xlink:type="simple" xlink:href="mailto:Ruslan@Shevchenko.Kiev.UA">Ruslan@Shevchenko.Kiev.UA</text:a>&gt;</text:p>
      <text:p text:style-name="Standard"><text:s text:c="2"/>Grad-Soft <text:s/>Ltd <text:s text:c="9"/><text:a xlink:type="simple" xlink:href="http://www.gradsoft.ua/">http://www.gradsoft.ua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Arial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LGC San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uslan Shevchenko</meta:initial-creator>
    <meta:creation-date>2008-01-01T13:54:56</meta:creation-date>
    <dc:creator>Ruslan Shevchenko</dc:creator>
    <dc:date>2008-05-11T09:50:17</dc:date>
    <dc:language>en-US</dc:language>
    <meta:editing-cycles>4</meta:editing-cycles>
    <meta:editing-duration>PT11H18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217" meta:character-count="1564"/>
  </office:meta>
</office:document-meta>
</file>